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NotificationPublisherMBean.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icationPublisherTests.tes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tificationPublisherTests.testSimpleBeanRegistered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NotificationPublisherMBean.g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NotificationListener.getLast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MBean.set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NotificationPublisherMBean.setAttributes( Attribute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MBean.send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.setNotificationPublisher( NotificationPublisher notification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MBean.invoke( String actionName , Object [ ] params , String [ ] sign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PublisherTests.test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NotificationPublisherMBean.getAttributes( String [ ]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PublisherTests.test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NotificationPublisherStandardMBean.send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NotificationListener.handleNotification( Notification notification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NotificationPublish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NotificationListen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.getNotification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tificationPublisher.send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